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5.794cm" style:rel-column-width="31645*"/>
    </style:style>
    <style:style style:name="Tabella1.B" style:family="table-column">
      <style:table-column-properties style:column-width="6.205cm" style:rel-column-width="33890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1.508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4.498cm"/>
        </style:tab-stops>
      </style:paragraph-properties>
      <style:text-properties style:font-name="Verdana" fo:font-size="8pt" style:font-name-asian="SimSun" style:font-size-asian="8pt" style:font-name-complex="Tahoma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8pt" officeooo:rsid="00ab1e57" officeooo:paragraph-rsid="00ab1e57" style:font-name-asian="SimSun" style:font-size-asian="8pt" style:font-name-complex="Tahoma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8pt" officeooo:rsid="00ac8e19" officeooo:paragraph-rsid="00ac8e19" style:font-name-asian="SimSun" style:font-size-asian="8pt" style:font-name-complex="Tahoma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28pt" officeooo:rsid="00ab1e57" officeooo:paragraph-rsid="00ab1e57" style:font-name-asian="SimSun" style:font-size-asian="28pt" style:font-name-complex="Tahoma" style:font-size-complex="28pt"/>
    </style:style>
    <style:style style:name="P8" style:family="paragraph" style:parent-style-name="Table_20_Contents">
      <style:paragraph-properties fo:margin-left="0cm" fo:margin-right="-1cm" fo:text-align="start" style:justify-single-word="false" fo:text-indent="0cm" style:auto-text-indent="false" text:number-lines="false" text:line-number="0"/>
      <style:text-properties style:font-name="Verdana" fo:font-size="12pt" officeooo:rsid="00ab1e57" officeooo:paragraph-rsid="00ab1e57" style:font-name-asian="SimSun" style:font-size-asian="12pt" style:font-name-complex="Tahoma" style:font-size-complex="12pt"/>
    </style:style>
    <style:style style:name="P9" style:family="paragraph" style:parent-style-name="Table_20_Contents">
      <style:paragraph-properties fo:margin-left="0cm" fo:margin-right="-1cm" fo:text-align="start" style:justify-single-word="false" fo:text-indent="0cm" style:auto-text-indent="false" text:number-lines="false" text:line-number="0">
        <style:tab-stops>
          <style:tab-stop style:position="5.662cm"/>
          <style:tab-stop style:position="6.112cm"/>
          <style:tab-stop style:position="6.191cm"/>
        </style:tab-stops>
      </style:paragraph-properties>
      <style:text-properties style:font-name="Verdana" fo:font-size="12pt" officeooo:rsid="00ab1e57" officeooo:paragraph-rsid="00ab1e57" style:font-name-asian="SimSun" style:font-size-asian="12pt" style:font-name-complex="Tahoma" style:font-size-complex="12pt"/>
    </style:style>
    <style:style style:name="P10" style:family="paragraph" style:parent-style-name="Table_20_Contents">
      <style:paragraph-properties fo:margin-left="0cm" fo:margin-right="-1cm" fo:text-align="start" style:justify-single-word="false" fo:text-indent="0cm" style:auto-text-indent="false" text:number-lines="false" text:line-number="0"/>
      <style:text-properties style:font-name="Verdana" fo:font-size="12pt" officeooo:rsid="00ab1e57" officeooo:paragraph-rsid="00ae81fe" style:font-name-asian="SimSun" style:font-size-asian="12pt" style:font-name-complex="Tahoma" style:font-size-complex="12pt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normal" officeooo:rsid="001a116f" officeooo:paragraph-rsid="00affa52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normal" officeooo:rsid="001a116f" officeooo:paragraph-rsid="00ad95b5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officeooo:rsid="00ac8e19"/>
    </style:style>
    <style:style style:name="T2" style:family="text">
      <style:text-properties style:use-window-font-color="true" fo:font-size="14pt" fo:font-style="normal" style:text-underline-style="none" fo:font-weight="bold" officeooo:rsid="001a116f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7">John Lewis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8">J.L. PURCHASE ORDER NO.</text:p>
          </table:table-cell>
          <table:table-cell table:style-name="Tabella1.B2" office:value-type="string">
            <text:p text:style-name="P3">?????????????????</text:p>
          </table:table-cell>
        </table:table-row>
        <table:table-row table:style-name="Tabella1.1">
          <table:table-cell table:style-name="Tabella1.A2" office:value-type="string">
            <text:p text:style-name="P8">J.L DEPT./J.L. STOCK NO.</text:p>
          </table:table-cell>
          <table:table-cell table:style-name="Tabella1.B2" office:value-type="string">
            <text:p text:style-name="P6">820/??????????</text:p>
          </table:table-cell>
        </table:table-row>
        <table:table-row table:style-name="Tabella1.1">
          <table:table-cell table:style-name="Tabella1.A2" office:value-type="string">
            <text:p text:style-name="P8">SUPPLIERS NAME </text:p>
          </table:table-cell>
          <table:table-cell table:style-name="Tabella1.B2" office:value-type="string">
            <text:p text:style-name="P5">Fiam S.p.A – Made in Italy</text:p>
          </table:table-cell>
        </table:table-row>
        <table:table-row table:style-name="Tabella1.1">
          <table:table-cell table:style-name="Tabella1.A2" office:value-type="string">
            <text:p text:style-name="P8">SUPPLIERS STYLE</text:p>
          </table:table-cell>
          <table:table-cell table:style-name="Tabella1.B2" office:value-type="string">
            <text:p text:style-name="P3">?????????????????</text:p>
          </table:table-cell>
        </table:table-row>
        <table:table-row table:style-name="Tabella1.1">
          <table:table-cell table:style-name="Tabella1.A2" office:value-type="string">
            <text:p text:style-name="P8">DESCRIPTION</text:p>
          </table:table-cell>
          <table:table-cell table:style-name="Tabella1.B2" office:value-type="string">
            <text:p text:style-name="P11"><text:placeholder text:placeholder-type="text">&lt;load(record, 'frame')&gt;</text:placeholder></text:p>
          </table:table-cell>
        </table:table-row>
        <table:table-row table:style-name="Tabella1.1">
          <table:table-cell table:style-name="Tabella1.A2" office:value-type="string">
            <text:p text:style-name="P8">COLOUR</text:p>
          </table:table-cell>
          <table:table-cell table:style-name="Tabella1.B2" office:value-type="string">
            <text:p text:style-name="P12"><text:placeholder text:placeholder-type="text">&lt;load(record, 'color')&gt;</text:placeholder></text:p>
          </table:table-cell>
        </table:table-row>
        <table:table-row table:style-name="Tabella1.1">
          <table:table-cell table:style-name="Tabella1.A2" office:value-type="string">
            <text:p text:style-name="P8">CARTON/ SET NO.</text:p>
          </table:table-cell>
          <table:table-cell table:style-name="Tabella1.B2" office:value-type="string">
            <text:p text:style-name="P3">???? <text:s/><text:span text:style-name="T1">OF <text:s/></text:span>????</text:p>
          </table:table-cell>
        </table:table-row>
        <table:table-row table:style-name="Tabella1.1">
          <table:table-cell table:style-name="Tabella1.A2" office:value-type="string">
            <text:p text:style-name="P8">PRODUCT SIZE</text:p>
          </table:table-cell>
          <table:table-cell table:style-name="Tabella1.B2" office:value-type="string">
            <text:p text:style-name="P3">?????????????????????</text:p>
          </table:table-cell>
        </table:table-row>
        <table:table-row table:style-name="Tabella1.10">
          <table:table-cell table:style-name="Tabella1.A2" office:value-type="string">
            <text:p text:style-name="P10">QUANTY <text:span text:style-name="T2"><text:placeholder text:placeholder-type="text">&lt;load(record,'q_x_pack')&gt;</text:placeholder></text:span><text:soft-page-break/></text:p>
            <text:p text:style-name="P9">DATE OF SHIPMENT: ?????</text:p>
          </table:table-cell>
          <table:table-cell table:style-name="Tabella1.B2" office:value-type="string">
            <text:p text:style-name="P4"><text:s text:c="31"/><draw:frame draw:style-name="fr1" draw:name="Cornice2" text:anchor-type="as-char" svg:y="-0.744cm" svg:width="2.951cm" svg:height="1.3cm" draw:z-index="0"><draw:text-box><text:p text:style-name="P2"/></draw:text-box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05:28.939794496</dc:date>
    <meta:editing-duration>PT12H49M6S</meta:editing-duration>
    <meta:editing-cycles>161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20" meta:word-count="44" meta:character-count="386" meta:non-whitespace-character-count="326"/>
  </office:meta>
</office:document-meta>
</file>